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0C00000757465C366F4E4EFBFF.png" manifest:media-type="image/png"/>
  <manifest:file-entry manifest:full-path="Pictures/10000000000004B0000003845A262F33277E49EF.jpg" manifest:media-type="image/jpeg"/>
  <manifest:file-entry manifest:full-path="Pictures/100000000000013B000000B6B981D88B859367C7.png" manifest:media-type="image/png"/>
  <manifest:file-entry manifest:full-path="Pictures/100000000000029E00000339B6BD50DE82707CB3.png" manifest:media-type="image/png"/>
  <manifest:file-entry manifest:full-path="Pictures/100002010000060F000004AE39E1005EF19C9F0A.png" manifest:media-type="image/png"/>
  <manifest:file-entry manifest:full-path="Pictures/1000000000000193000000AA12D58A5543FB92FD.png" manifest:media-type="image/png"/>
  <manifest:file-entry manifest:full-path="Pictures/100000000000021A000000EBD70B3FB31370C105.jpg" manifest:media-type="image/jpeg"/>
  <manifest:file-entry manifest:full-path="Pictures/10000000000001820000013175285CD8287A0042.png" manifest:media-type="image/png"/>
  <manifest:file-entry manifest:full-path="Pictures/1000000000000203000001DC0725E8D55FADD47E.jpg" manifest:media-type="image/jpe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1970000013813630262A4AE0865.png" manifest:media-type="image/pn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</text:span><text:span text:style-name="T1">Técnico </text:span><text:span text:style-name="T1">de FPGAs </text:span><text:span text:style-name="T1">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</text:span><text:span text:style-name="T2">Gonzále</text:span><text:span text:style-name="T2">z </text:span><text:span text:style-name="T2">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5.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9.73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.8: Entrada y Salida de bits con componentes virtuales</text:span></text:p>
          </draw:text-box>
        </draw:frame>
        <draw:frame draw:style-name="gr3" draw:text-style-name="P6" draw:layer="layout" svg:width="3.302cm" svg:height="2.551cm" svg:x="3.048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382cm" svg:y="18.972cm">
          <draw:text-box>
            <text:p><text:span text:style-name="T6">Madrid, 2020-Mayo-22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5A262F33277E49EF.jpg" xlink:type="simple" xlink:show="embed" xlink:actuate="onLoad">
            <text:p/>
          </draw:image>
        </draw:frame>
        <draw:frame draw:style-name="gr7" draw:text-style-name="P11" draw:layer="layout" svg:width="11.176cm" svg:height="13.762cm" svg:x="16.002cm" svg:y="4.018cm">
          <draw:image xlink:href="Pictures/100000000000029E00000339B6BD50DE82707CB3.png" xlink:type="simple" xlink:show="embed" xlink:actuate="onLoad">
            <text:p/>
          </draw:image>
        </draw:frame>
        <draw:frame draw:style-name="gr7" draw:text-style-name="P11" draw:layer="layout" svg:width="6.071cm" svg:height="4.797cm" svg:x="1.524cm" svg:y="4.855cm">
          <draw:image xlink:href="Pictures/10000000000001820000013175285CD8287A0042.png" xlink:type="simple" xlink:show="embed" xlink:actuate="onLoad">
            <text:p/>
          </draw:image>
        </draw:frame>
        <draw:frame draw:style-name="gr7" draw:text-style-name="P11" draw:layer="layout" svg:width="6.401cm" svg:height="4.907cm" svg:x="8.585cm" svg:y="4.491cm">
          <draw:image xlink:href="Pictures/10000000000001970000013813630262A4AE0865.png" xlink:type="simple" xlink:show="embed" xlink:actuate="onLoad">
            <text:p/>
          </draw:image>
        </draw:frame>
        <draw:frame draw:style-name="gr7" draw:text-style-name="P11" draw:layer="layout" svg:width="4.954cm" svg:height="2.862cm" svg:x="2.158cm" svg:y="10.414cm">
          <draw:image xlink:href="Pictures/100000000000013B000000B6B981D88B859367C7.png" xlink:type="simple" xlink:show="embed" xlink:actuate="onLoad">
            <text:p/>
          </draw:image>
        </draw:frame>
        <draw:frame draw:style-name="gr7" draw:text-style-name="P11" draw:layer="layout" svg:width="4.064cm" svg:height="4.233cm" svg:x="9.652cm" svg:y="9.737cm">
          <draw:image xlink:href="Pictures/100002010000070C00000757465C366F4E4EFBF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5-21T09:46:46.274544163</dc:date>
    <meta:editing-duration>P8DT1H20M33S</meta:editing-duration>
    <meta:editing-cycles>553</meta:editing-cycles>
    <meta:generator>LibreOffice/6.0.7.3$Linux_X86_64 LibreOffice_project/00m0$Build-3</meta:generator>
    <meta:print-date>2017-10-04T10:42:29.653181544</meta:print-date>
    <meta:document-statistic meta:object-count="44"/>
  </office:meta>
</office:document-meta>
</file>